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Header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ter Zenner</text:p>
      <text:p text:style-name="Header">Schepen Napoleon de Meyerstraat 16</text:p>
      <text:p text:style-name="Header">9060 Zelzate</text:p>
      <text:p text:style-name="Header">Tel. 0472 73 56 47</text:p>
      <text:p text:style-name="Header">E-mail: <text:a xlink:type="simple" xlink:href="mailto:dieterzen@outlook.com" text:style-name="Internet_20_link" text:visited-style-name="Visited_20_Internet_20_Link">dieterzen@outlook.com</text:a></text:p>
      <text:p text:style-name="Header"/>
      <text:p text:style-name="Header"/>
      <text:p text:style-name="Header">GO! Atheneum Zelzate</text:p>
      <text:p text:style-name="Header">T.a.v Filip Bisschop en Nina Heesakkers</text:p>
      <text:p text:style-name="Header">Onteigeningsstraat 41 b</text:p>
      <text:p text:style-name="Header">9060 Zelzate</text:p>
      <text:p text:style-name="Header">Tel. 0032 9 345 56 10</text:p>
      <text:p text:style-name="Header">E-mail: <text:a xlink:type="simple" xlink:href="mailto:erasmus@go-zelzate.be" text:style-name="Internet_20_link" text:visited-style-name="Visited_20_Internet_20_Link">erasmus@go-zelzate.be</text:a></text:p>
      <text:p text:style-name="Header"><text:a xlink:type="simple" xlink:href="http://www.go-zelzate.be/" text:style-name="Internet_20_link" text:visited-style-name="Visited_20_Internet_20_Link">www.go-zelzate.be</text:a></text:p>
      <text:p text:style-name="P1"/>
      <text:p text:style-name="P1">Zelzate, 21 September 2018</text:p>
      <text:p text:style-name="P1"/>
      <text:p text:style-name="P1">Ik zit momenteel in het zesde jaar.</text:p>
      <text:p text:style-name="P1">Ik zit in het Koninklijk Atheneum in Eeklo en ik studeer Informatica beheer.</text:p>
      <text:p text:style-name="P1">Hierna hoop ik om iets te doen met game design.</text:p>
      <text:p text:style-name="P1"/>
      <text:p text:style-name="P1">Ik ben geïnteresseerd in een buitenlandse stage naar Italië of Engeland voor de nieuwe leerervaringen die ik er zal opdoen. </text:p>
      <text:p text:style-name="P1">Zoals leren omgaan met klanten. Nieuwe programmatie talen misschien. Leren om zelfstandiger te zijn. Of met collega's in groep werken</text:p>
      <text:p text:style-name="P1">Zodat ik persoonlijk aanvoel hoe het is in de echte werkwereld van een informaticus. </text:p>
      <text:p text:style-name="P1">Ik kan al vloeiend Engels spreken en ik spreek ook dagelijks Engels met mensen wiens moedertaal Engels is.</text:p>
      <text:p text:style-name="P1">Door deze taalervaring zou ik ook het liefst naar Engeland worden gestuurd voor mijn stage maar als dat niet lukt heb ik geen probleem met Italië.</text:p>
      <text:p text:style-name="P1"><text:s/>Ik zie het echt zitten om bij een gast gezin terecht te komen Engels of Italiaans. </text:p>
      <text:p text:style-name="P1">Ik houw er van om nieuwe aardige mensen te leren kennen. En Italië heeft ook prachtige monumenten en cultuur en geschiedenis.</text:p>
      <text:p text:style-name="P1"/>
      <text:p text:style-name="P1">Dit was mijn motivatie brief.</text:p>
      <text:p text:style-name="P1">Met vriendelijke groeten.</text:p>
      <text:p text:style-name="P1">Dieter Zen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B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B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fo:line-height="100%"/>
      <style:text-properties style:font-name="Times New Roman" fo:font-size="12pt" style:font-name-asian="Times New Roman1" style:font-size-asian="12pt" style:language-asian="nl" style:country-asian="BE" style:font-name-complex="Times New Roman1" style:font-size-complex="12pt"/>
    </style:style>
    <style:style style:name="Default_20_Paragraph_20_Font" style:display-name="Default Paragraph Font" style:family="text"/>
    <style:style style:name="Koptekst_20_Char" style:display-name="Koptekst Char" style:family="text" style:parent-style-name="Default_20_Paragraph_20_Font"/>
    <style:style style:name="Voettekst_20_Char" style:display-name="Voettekst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eter Zenner</meta:initial-creator>
    <meta:editing-cycles>14</meta:editing-cycles>
    <meta:creation-date>2018-09-21T08:14:00</meta:creation-date>
    <dc:date>2018-09-27T17:43:31.08</dc:date>
    <meta:editing-duration>PT32M18S</meta:editing-duration>
    <meta:generator>OpenOffice/4.1.4$Win32 OpenOffice.org_project/414m5$Build-9788</meta:generator>
    <meta:document-statistic meta:table-count="0" meta:image-count="0" meta:object-count="0" meta:page-count="1" meta:paragraph-count="26" meta:word-count="218" meta:character-count="13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